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35" table:default-cell-style-name="ce2"/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nr</text:p>
          </table:table-cell>
          <table:table-cell table:style-name="Default" office:value-type="string" calcext:value-type="string">
            <text:p>nabund</text:p>
          </table:table-cell>
          <table:table-cell table:style-name="Default" table:number-columns-repeated="33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/>
          <table:table-cell table:style-name="Default" office:value-type="string" calcext:value-type="string">
            <text:p>mass</text:p>
          </table:table-cell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he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be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g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ar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ca</text:p>
          </table:table-cell>
          <table:table-cell table:style-name="Default" office:value-type="string" calcext:value-type="string">
            <text:p>sc</text:p>
          </table:table-cell>
          <table:table-cell table:style-name="Default" office:value-type="string" calcext:value-type="string">
            <text:p>ti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r</text:p>
          </table:table-cell>
          <table:table-cell table:style-name="Default" office:value-type="string" calcext:value-type="string">
            <text:p>mn</text:p>
          </table:table-cell>
          <table:table-cell table:style-name="Default" office:value-type="string" calcext:value-type="string">
            <text:p>fe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ni</text:p>
          </table:table-cell>
          <table:table-cell table:style-name="Default" office:value-type="string" calcext:value-type="string">
            <text:p>cu</text:p>
          </table:table-cell>
          <table:table-cell table:style-name="Default" office:value-type="string" calcext:value-type="string">
            <text:p>zn</text:p>
          </table:table-cell>
          <table:table-cell table:style-name="Default" office:value-type="string" calcext:value-type="string">
            <text:p>ni56</text:p>
          </table:table-cell>
          <table:table-cell table:style-name="Default" office:value-type="string" calcext:value-type="string">
            <text:p>co56</text:p>
          </table:table-cell>
        </table:table-row>
        <table:table-row table:style-name="ro1">
          <table:table-cell/>
          <table:table-cell table:formula="of:=1000000/[.B2]" office:value-type="float" office:value="3906.25" calcext:value-type="float">
            <text:p>3.9063E+03</text:p>
          </table:table-cell>
          <table:table-cell table:formula="of:=4*3.14159/3*([.B4]^3-[.B3]^3)" office:value-type="float" office:value="249671141306.559" calcext:value-type="float">
            <text:p>2.4967E+11</text:p>
          </table:table-cell>
          <table:table-cell office:value-type="float" office:value="0.001" calcext:value-type="float">
            <text:p>1.0000E-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]+1000000/[.$B$2]" office:value-type="float" office:value="7812.5" calcext:value-type="float">
            <text:p>7.8125E+03</text:p>
          </table:table-cell>
          <table:table-cell table:formula="of:=4*3.14159/3*([.B5]^3-[.B4]^3)" office:value-type="float" office:value="1747697989145.91" calcext:value-type="float">
            <text:p>1.7477E+12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]+1000000/[.$B$2]" office:value-type="float" office:value="11718.75" calcext:value-type="float">
            <text:p>1.1719E+04</text:p>
          </table:table-cell>
          <table:table-cell table:formula="of:=4*3.14159/3*([.B6]^3-[.B5]^3)" office:value-type="float" office:value="4743751684824.63" calcext:value-type="float">
            <text:p>4.7438E+12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]+1000000/[.$B$2]" office:value-type="float" office:value="15625" calcext:value-type="float">
            <text:p>1.5625E+04</text:p>
          </table:table-cell>
          <table:table-cell table:formula="of:=4*3.14159/3*([.B7]^3-[.B6]^3)" office:value-type="float" office:value="9237832228342.69" calcext:value-type="float">
            <text:p>9.2378E+12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]+1000000/[.$B$2]" office:value-type="float" office:value="19531.25" calcext:value-type="float">
            <text:p>1.9531E+04</text:p>
          </table:table-cell>
          <table:table-cell table:formula="of:=4*3.14159/3*([.B8]^3-[.B7]^3)" office:value-type="float" office:value="15229939619700.1" calcext:value-type="float">
            <text:p>1.5230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]+1000000/[.$B$2]" office:value-type="float" office:value="23437.5" calcext:value-type="float">
            <text:p>2.3438E+04</text:p>
          </table:table-cell>
          <table:table-cell table:formula="of:=4*3.14159/3*([.B9]^3-[.B8]^3)" office:value-type="float" office:value="22720073858896.9" calcext:value-type="float">
            <text:p>2.2720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]+1000000/[.$B$2]" office:value-type="float" office:value="27343.75" calcext:value-type="float">
            <text:p>2.7344E+04</text:p>
          </table:table-cell>
          <table:table-cell table:formula="of:=4*3.14159/3*([.B10]^3-[.B9]^3)" office:value-type="float" office:value="31708234945933" calcext:value-type="float">
            <text:p>3.1708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]+1000000/[.$B$2]" office:value-type="float" office:value="31250" calcext:value-type="float">
            <text:p>3.1250E+04</text:p>
          </table:table-cell>
          <table:table-cell table:formula="of:=4*3.14159/3*([.B11]^3-[.B10]^3)" office:value-type="float" office:value="42194422880808.5" calcext:value-type="float">
            <text:p>4.2194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]+1000000/[.$B$2]" office:value-type="float" office:value="35156.25" calcext:value-type="float">
            <text:p>3.5156E+04</text:p>
          </table:table-cell>
          <table:table-cell table:formula="of:=4*3.14159/3*([.B12]^3-[.B11]^3)" office:value-type="float" office:value="54178637663523.4" calcext:value-type="float">
            <text:p>5.4179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]+1000000/[.$B$2]" office:value-type="float" office:value="39062.5" calcext:value-type="float">
            <text:p>3.9063E+04</text:p>
          </table:table-cell>
          <table:table-cell table:formula="of:=4*3.14159/3*([.B13]^3-[.B12]^3)" office:value-type="float" office:value="67660879294077.6" calcext:value-type="float">
            <text:p>6.7661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]+1000000/[.$B$2]" office:value-type="float" office:value="42968.75" calcext:value-type="float">
            <text:p>4.2969E+04</text:p>
          </table:table-cell>
          <table:table-cell table:formula="of:=4*3.14159/3*([.B14]^3-[.B13]^3)" office:value-type="float" office:value="82641147772471.1" calcext:value-type="float">
            <text:p>8.2641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]+1000000/[.$B$2]" office:value-type="float" office:value="46875" calcext:value-type="float">
            <text:p>4.6875E+04</text:p>
          </table:table-cell>
          <table:table-cell table:formula="of:=4*3.14159/3*([.B15]^3-[.B14]^3)" office:value-type="float" office:value="99119443098704" calcext:value-type="float">
            <text:p>9.9119E+13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]+1000000/[.$B$2]" office:value-type="float" office:value="50781.25" calcext:value-type="float">
            <text:p>5.0781E+04</text:p>
          </table:table-cell>
          <table:table-cell table:formula="of:=4*3.14159/3*([.B16]^3-[.B15]^3)" office:value-type="float" office:value="117095765272776" calcext:value-type="float">
            <text:p>1.1710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]+1000000/[.$B$2]" office:value-type="float" office:value="54687.5" calcext:value-type="float">
            <text:p>5.4688E+04</text:p>
          </table:table-cell>
          <table:table-cell table:formula="of:=4*3.14159/3*([.B17]^3-[.B16]^3)" office:value-type="float" office:value="136570114294688" calcext:value-type="float">
            <text:p>1.3657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]+1000000/[.$B$2]" office:value-type="float" office:value="58593.75" calcext:value-type="float">
            <text:p>5.8594E+04</text:p>
          </table:table-cell>
          <table:table-cell table:formula="of:=4*3.14159/3*([.B18]^3-[.B17]^3)" office:value-type="float" office:value="157542490164439" calcext:value-type="float">
            <text:p>1.5754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]+1000000/[.$B$2]" office:value-type="float" office:value="62500" calcext:value-type="float">
            <text:p>6.2500E+04</text:p>
          </table:table-cell>
          <table:table-cell table:formula="of:=4*3.14159/3*([.B19]^3-[.B18]^3)" office:value-type="float" office:value="180012892882029" calcext:value-type="float">
            <text:p>1.8001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]+1000000/[.$B$2]" office:value-type="float" office:value="66406.25" calcext:value-type="float">
            <text:p>6.6406E+04</text:p>
          </table:table-cell>
          <table:table-cell table:formula="of:=4*3.14159/3*([.B20]^3-[.B19]^3)" office:value-type="float" office:value="203981322447459" calcext:value-type="float">
            <text:p>2.0398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]+1000000/[.$B$2]" office:value-type="float" office:value="70312.5" calcext:value-type="float">
            <text:p>7.0313E+04</text:p>
          </table:table-cell>
          <table:table-cell table:formula="of:=4*3.14159/3*([.B21]^3-[.B20]^3)" office:value-type="float" office:value="229447778860728" calcext:value-type="float">
            <text:p>2.2945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]+1000000/[.$B$2]" office:value-type="float" office:value="74218.75" calcext:value-type="float">
            <text:p>7.4219E+04</text:p>
          </table:table-cell>
          <table:table-cell table:formula="of:=4*3.14159/3*([.B22]^3-[.B21]^3)" office:value-type="float" office:value="256412262121836" calcext:value-type="float">
            <text:p>2.5641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]+1000000/[.$B$2]" office:value-type="float" office:value="78125" calcext:value-type="float">
            <text:p>7.8125E+04</text:p>
          </table:table-cell>
          <table:table-cell table:formula="of:=4*3.14159/3*([.B23]^3-[.B22]^3)" office:value-type="float" office:value="284874772230784" calcext:value-type="float">
            <text:p>2.8487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]+1000000/[.$B$2]" office:value-type="float" office:value="82031.25" calcext:value-type="float">
            <text:p>8.2031E+04</text:p>
          </table:table-cell>
          <table:table-cell table:formula="of:=4*3.14159/3*([.B24]^3-[.B23]^3)" office:value-type="float" office:value="314835309187571" calcext:value-type="float">
            <text:p>3.1484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]+1000000/[.$B$2]" office:value-type="float" office:value="85937.5" calcext:value-type="float">
            <text:p>8.5938E+04</text:p>
          </table:table-cell>
          <table:table-cell table:formula="of:=4*3.14159/3*([.B25]^3-[.B24]^3)" office:value-type="float" office:value="346293872992198" calcext:value-type="float">
            <text:p>3.4629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]+1000000/[.$B$2]" office:value-type="float" office:value="89843.75" calcext:value-type="float">
            <text:p>8.9844E+04</text:p>
          </table:table-cell>
          <table:table-cell table:formula="of:=4*3.14159/3*([.B26]^3-[.B25]^3)" office:value-type="float" office:value="379250463644663" calcext:value-type="float">
            <text:p>3.7925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6]+1000000/[.$B$2]" office:value-type="float" office:value="93750" calcext:value-type="float">
            <text:p>9.3750E+04</text:p>
          </table:table-cell>
          <table:table-cell table:formula="of:=4*3.14159/3*([.B27]^3-[.B26]^3)" office:value-type="float" office:value="413705081144969" calcext:value-type="float">
            <text:p>4.1371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7]+1000000/[.$B$2]" office:value-type="float" office:value="97656.25" calcext:value-type="float">
            <text:p>9.7656E+04</text:p>
          </table:table-cell>
          <table:table-cell table:formula="of:=4*3.14159/3*([.B28]^3-[.B27]^3)" office:value-type="float" office:value="449657725493113" calcext:value-type="float">
            <text:p>4.4966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8]+1000000/[.$B$2]" office:value-type="float" office:value="101562.5" calcext:value-type="float">
            <text:p>1.0156E+05</text:p>
          </table:table-cell>
          <table:table-cell table:formula="of:=4*3.14159/3*([.B29]^3-[.B28]^3)" office:value-type="float" office:value="487108396689097" calcext:value-type="float">
            <text:p>4.8711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9]+1000000/[.$B$2]" office:value-type="float" office:value="105468.75" calcext:value-type="float">
            <text:p>1.0547E+05</text:p>
          </table:table-cell>
          <table:table-cell table:formula="of:=4*3.14159/3*([.B30]^3-[.B29]^3)" office:value-type="float" office:value="526057094732921" calcext:value-type="float">
            <text:p>5.2606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0]+1000000/[.$B$2]" office:value-type="float" office:value="109375" calcext:value-type="float">
            <text:p>1.0938E+05</text:p>
          </table:table-cell>
          <table:table-cell table:formula="of:=4*3.14159/3*([.B31]^3-[.B30]^3)" office:value-type="float" office:value="566503819624583" calcext:value-type="float">
            <text:p>5.6650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1]+1000000/[.$B$2]" office:value-type="float" office:value="113281.25" calcext:value-type="float">
            <text:p>1.1328E+05</text:p>
          </table:table-cell>
          <table:table-cell table:formula="of:=4*3.14159/3*([.B32]^3-[.B31]^3)" office:value-type="float" office:value="608448571364085" calcext:value-type="float">
            <text:p>6.0845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2]+1000000/[.$B$2]" office:value-type="float" office:value="117187.5" calcext:value-type="float">
            <text:p>1.1719E+05</text:p>
          </table:table-cell>
          <table:table-cell table:formula="of:=4*3.14159/3*([.B33]^3-[.B32]^3)" office:value-type="float" office:value="651891349951427" calcext:value-type="float">
            <text:p>6.5189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3]+1000000/[.$B$2]" office:value-type="float" office:value="121093.75" calcext:value-type="float">
            <text:p>1.2109E+05</text:p>
          </table:table-cell>
          <table:table-cell table:formula="of:=4*3.14159/3*([.B34]^3-[.B33]^3)" office:value-type="float" office:value="696832155386606" calcext:value-type="float">
            <text:p>6.9683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4]+1000000/[.$B$2]" office:value-type="float" office:value="125000" calcext:value-type="float">
            <text:p>1.2500E+05</text:p>
          </table:table-cell>
          <table:table-cell table:formula="of:=4*3.14159/3*([.B35]^3-[.B34]^3)" office:value-type="float" office:value="743270987669627" calcext:value-type="float">
            <text:p>7.4327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5]+1000000/[.$B$2]" office:value-type="float" office:value="128906.25" calcext:value-type="float">
            <text:p>1.2891E+05</text:p>
          </table:table-cell>
          <table:table-cell table:formula="of:=4*3.14159/3*([.B36]^3-[.B35]^3)" office:value-type="float" office:value="791207846800487" calcext:value-type="float">
            <text:p>7.9121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6]+1000000/[.$B$2]" office:value-type="float" office:value="132812.5" calcext:value-type="float">
            <text:p>1.3281E+05</text:p>
          </table:table-cell>
          <table:table-cell table:formula="of:=4*3.14159/3*([.B37]^3-[.B36]^3)" office:value-type="float" office:value="840642732779184" calcext:value-type="float">
            <text:p>8.4064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7]+1000000/[.$B$2]" office:value-type="float" office:value="136718.75" calcext:value-type="float">
            <text:p>1.3672E+05</text:p>
          </table:table-cell>
          <table:table-cell table:formula="of:=4*3.14159/3*([.B38]^3-[.B37]^3)" office:value-type="float" office:value="891575645605723" calcext:value-type="float">
            <text:p>8.9158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8]+1000000/[.$B$2]" office:value-type="float" office:value="140625" calcext:value-type="float">
            <text:p>1.4063E+05</text:p>
          </table:table-cell>
          <table:table-cell table:formula="of:=4*3.14159/3*([.B39]^3-[.B38]^3)" office:value-type="float" office:value="944006585280101" calcext:value-type="float">
            <text:p>9.4401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39]+1000000/[.$B$2]" office:value-type="float" office:value="144531.25" calcext:value-type="float">
            <text:p>1.4453E+05</text:p>
          </table:table-cell>
          <table:table-cell table:formula="of:=4*3.14159/3*([.B40]^3-[.B39]^3)" office:value-type="float" office:value="997935551802318" calcext:value-type="float">
            <text:p>9.9794E+14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0]+1000000/[.$B$2]" office:value-type="float" office:value="148437.5" calcext:value-type="float">
            <text:p>1.4844E+05</text:p>
          </table:table-cell>
          <table:table-cell table:formula="of:=4*3.14159/3*([.B41]^3-[.B40]^3)" office:value-type="float" office:value="1.05336254517237E+015" calcext:value-type="float">
            <text:p>1.053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1]+1000000/[.$B$2]" office:value-type="float" office:value="152343.75" calcext:value-type="float">
            <text:p>1.5234E+05</text:p>
          </table:table-cell>
          <table:table-cell table:formula="of:=4*3.14159/3*([.B42]^3-[.B41]^3)" office:value-type="float" office:value="1.11028756539027E+015" calcext:value-type="float">
            <text:p>1.1103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2]+1000000/[.$B$2]" office:value-type="float" office:value="156250" calcext:value-type="float">
            <text:p>1.5625E+05</text:p>
          </table:table-cell>
          <table:table-cell table:formula="of:=4*3.14159/3*([.B43]^3-[.B42]^3)" office:value-type="float" office:value="1.168710612456E+015" calcext:value-type="float">
            <text:p>1.1687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3]+1000000/[.$B$2]" office:value-type="float" office:value="160156.25" calcext:value-type="float">
            <text:p>1.6016E+05</text:p>
          </table:table-cell>
          <table:table-cell table:formula="of:=4*3.14159/3*([.B44]^3-[.B43]^3)" office:value-type="float" office:value="1228631686369579" calcext:value-type="float">
            <text:p>1.228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4]+1000000/[.$B$2]" office:value-type="float" office:value="164062.5" calcext:value-type="float">
            <text:p>1.6406E+05</text:p>
          </table:table-cell>
          <table:table-cell table:formula="of:=4*3.14159/3*([.B45]^3-[.B44]^3)" office:value-type="float" office:value="1290050787130990" calcext:value-type="float">
            <text:p>1.2901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5]+1000000/[.$B$2]" office:value-type="float" office:value="167968.75" calcext:value-type="float">
            <text:p>1.6797E+05</text:p>
          </table:table-cell>
          <table:table-cell table:formula="of:=4*3.14159/3*([.B46]^3-[.B45]^3)" office:value-type="float" office:value="1.35296791474024E+015" calcext:value-type="float">
            <text:p>1.353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6]+1000000/[.$B$2]" office:value-type="float" office:value="171875" calcext:value-type="float">
            <text:p>1.7188E+05</text:p>
          </table:table-cell>
          <table:table-cell table:formula="of:=4*3.14159/3*([.B47]^3-[.B46]^3)" office:value-type="float" office:value="1.41738306919734E+015" calcext:value-type="float">
            <text:p>1.417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7]+1000000/[.$B$2]" office:value-type="float" office:value="175781.25" calcext:value-type="float">
            <text:p>1.7578E+05</text:p>
          </table:table-cell>
          <table:table-cell table:formula="of:=4*3.14159/3*([.B48]^3-[.B47]^3)" office:value-type="float" office:value="1.48329625050227E+015" calcext:value-type="float">
            <text:p>1.4833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8]+1000000/[.$B$2]" office:value-type="float" office:value="179687.5" calcext:value-type="float">
            <text:p>1.7969E+05</text:p>
          </table:table-cell>
          <table:table-cell table:formula="of:=4*3.14159/3*([.B49]^3-[.B48]^3)" office:value-type="float" office:value="1.55070745865504E+015" calcext:value-type="float">
            <text:p>1.5507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49]+1000000/[.$B$2]" office:value-type="float" office:value="183593.75" calcext:value-type="float">
            <text:p>1.8359E+05</text:p>
          </table:table-cell>
          <table:table-cell table:formula="of:=4*3.14159/3*([.B50]^3-[.B49]^3)" office:value-type="float" office:value="1.61961669365565E+015" calcext:value-type="float">
            <text:p>1.619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0]+1000000/[.$B$2]" office:value-type="float" office:value="187500" calcext:value-type="float">
            <text:p>1.8750E+05</text:p>
          </table:table-cell>
          <table:table-cell table:formula="of:=4*3.14159/3*([.B51]^3-[.B50]^3)" office:value-type="float" office:value="1.6900239555041E+015" calcext:value-type="float">
            <text:p>1.690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1]+1000000/[.$B$2]" office:value-type="float" office:value="191406.25" calcext:value-type="float">
            <text:p>1.9141E+05</text:p>
          </table:table-cell>
          <table:table-cell table:formula="of:=4*3.14159/3*([.B52]^3-[.B51]^3)" office:value-type="float" office:value="1761929244200390" calcext:value-type="float">
            <text:p>1.7619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2]+1000000/[.$B$2]" office:value-type="float" office:value="195312.5" calcext:value-type="float">
            <text:p>1.9531E+05</text:p>
          </table:table-cell>
          <table:table-cell table:formula="of:=4*3.14159/3*([.B53]^3-[.B52]^3)" office:value-type="float" office:value="1.83533255974451E+015" calcext:value-type="float">
            <text:p>1.8353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3]+1000000/[.$B$2]" office:value-type="float" office:value="199218.75" calcext:value-type="float">
            <text:p>1.9922E+05</text:p>
          </table:table-cell>
          <table:table-cell table:formula="of:=4*3.14159/3*([.B54]^3-[.B53]^3)" office:value-type="float" office:value="1910233902136486" calcext:value-type="float">
            <text:p>1.9102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4]+1000000/[.$B$2]" office:value-type="float" office:value="203125" calcext:value-type="float">
            <text:p>2.0313E+05</text:p>
          </table:table-cell>
          <table:table-cell table:formula="of:=4*3.14159/3*([.B55]^3-[.B54]^3)" office:value-type="float" office:value="1.98663327137629E+015" calcext:value-type="float">
            <text:p>1.986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5]+1000000/[.$B$2]" office:value-type="float" office:value="207031.25" calcext:value-type="float">
            <text:p>2.0703E+05</text:p>
          </table:table-cell>
          <table:table-cell table:formula="of:=4*3.14159/3*([.B56]^3-[.B55]^3)" office:value-type="float" office:value="2.06453066746394E+015" calcext:value-type="float">
            <text:p>2.064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6]+1000000/[.$B$2]" office:value-type="float" office:value="210937.5" calcext:value-type="float">
            <text:p>2.1094E+05</text:p>
          </table:table-cell>
          <table:table-cell table:formula="of:=4*3.14159/3*([.B57]^3-[.B56]^3)" office:value-type="float" office:value="2143926090399427" calcext:value-type="float">
            <text:p>2.1439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7]+1000000/[.$B$2]" office:value-type="float" office:value="214843.75" calcext:value-type="float">
            <text:p>2.1484E+05</text:p>
          </table:table-cell>
          <table:table-cell table:formula="of:=4*3.14159/3*([.B58]^3-[.B57]^3)" office:value-type="float" office:value="2.22481954018275E+015" calcext:value-type="float">
            <text:p>2.224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8]+1000000/[.$B$2]" office:value-type="float" office:value="218750" calcext:value-type="float">
            <text:p>2.1875E+05</text:p>
          </table:table-cell>
          <table:table-cell table:formula="of:=4*3.14159/3*([.B59]^3-[.B58]^3)" office:value-type="float" office:value="2.30721101681391E+015" calcext:value-type="float">
            <text:p>2.3072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59]+1000000/[.$B$2]" office:value-type="float" office:value="222656.25" calcext:value-type="float">
            <text:p>2.2266E+05</text:p>
          </table:table-cell>
          <table:table-cell table:formula="of:=4*3.14159/3*([.B60]^3-[.B59]^3)" office:value-type="float" office:value="2.39110052029292E+015" calcext:value-type="float">
            <text:p>2.3911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0]+1000000/[.$B$2]" office:value-type="float" office:value="226562.5" calcext:value-type="float">
            <text:p>2.2656E+05</text:p>
          </table:table-cell>
          <table:table-cell table:formula="of:=4*3.14159/3*([.B61]^3-[.B60]^3)" office:value-type="float" office:value="2.47648805061976E+015" calcext:value-type="float">
            <text:p>2.476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1]+1000000/[.$B$2]" office:value-type="float" office:value="230468.75" calcext:value-type="float">
            <text:p>2.3047E+05</text:p>
          </table:table-cell>
          <table:table-cell table:formula="of:=4*3.14159/3*([.B62]^3-[.B61]^3)" office:value-type="float" office:value="2.56337360779445E+015" calcext:value-type="float">
            <text:p>2.563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2]+1000000/[.$B$2]" office:value-type="float" office:value="234375" calcext:value-type="float">
            <text:p>2.3438E+05</text:p>
          </table:table-cell>
          <table:table-cell table:formula="of:=4*3.14159/3*([.B63]^3-[.B62]^3)" office:value-type="float" office:value="2651757191816966" calcext:value-type="float">
            <text:p>2.651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3]+1000000/[.$B$2]" office:value-type="float" office:value="238281.25" calcext:value-type="float">
            <text:p>2.3828E+05</text:p>
          </table:table-cell>
          <table:table-cell table:formula="of:=4*3.14159/3*([.B64]^3-[.B63]^3)" office:value-type="float" office:value="2741638802687325" calcext:value-type="float">
            <text:p>2.741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4]+1000000/[.$B$2]" office:value-type="float" office:value="242187.5" calcext:value-type="float">
            <text:p>2.4219E+05</text:p>
          </table:table-cell>
          <table:table-cell table:formula="of:=4*3.14159/3*([.B65]^3-[.B64]^3)" office:value-type="float" office:value="2.83301844040552E+015" calcext:value-type="float">
            <text:p>2.833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5]+1000000/[.$B$2]" office:value-type="float" office:value="246093.75" calcext:value-type="float">
            <text:p>2.4609E+05</text:p>
          </table:table-cell>
          <table:table-cell table:formula="of:=4*3.14159/3*([.B66]^3-[.B65]^3)" office:value-type="float" office:value="2925896104971573" calcext:value-type="float">
            <text:p>2.9259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6]+1000000/[.$B$2]" office:value-type="float" office:value="250000" calcext:value-type="float">
            <text:p>2.5000E+05</text:p>
          </table:table-cell>
          <table:table-cell table:formula="of:=4*3.14159/3*([.B67]^3-[.B66]^3)" office:value-type="float" office:value="3020271796385445" calcext:value-type="float">
            <text:p>3.0203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7]+1000000/[.$B$2]" office:value-type="float" office:value="253906.25" calcext:value-type="float">
            <text:p>2.5391E+05</text:p>
          </table:table-cell>
          <table:table-cell table:formula="of:=4*3.14159/3*([.B68]^3-[.B67]^3)" office:value-type="float" office:value="3116145514647164" calcext:value-type="float">
            <text:p>3.1161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8]+1000000/[.$B$2]" office:value-type="float" office:value="257812.5" calcext:value-type="float">
            <text:p>2.5781E+05</text:p>
          </table:table-cell>
          <table:table-cell table:formula="of:=4*3.14159/3*([.B69]^3-[.B68]^3)" office:value-type="float" office:value="3213517259756729" calcext:value-type="float">
            <text:p>3.213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69]+1000000/[.$B$2]" office:value-type="float" office:value="261718.75" calcext:value-type="float">
            <text:p>2.6172E+05</text:p>
          </table:table-cell>
          <table:table-cell table:formula="of:=4*3.14159/3*([.B70]^3-[.B69]^3)" office:value-type="float" office:value="3312387031714115" calcext:value-type="float">
            <text:p>3.312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0]+1000000/[.$B$2]" office:value-type="float" office:value="265625" calcext:value-type="float">
            <text:p>2.6563E+05</text:p>
          </table:table-cell>
          <table:table-cell table:formula="of:=4*3.14159/3*([.B71]^3-[.B70]^3)" office:value-type="float" office:value="3412754830519356" calcext:value-type="float">
            <text:p>3.412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1]+1000000/[.$B$2]" office:value-type="float" office:value="269531.25" calcext:value-type="float">
            <text:p>2.6953E+05</text:p>
          </table:table-cell>
          <table:table-cell table:formula="of:=4*3.14159/3*([.B72]^3-[.B71]^3)" office:value-type="float" office:value="3514620656172443" calcext:value-type="float">
            <text:p>3.514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2]+1000000/[.$B$2]" office:value-type="float" office:value="273437.5" calcext:value-type="float">
            <text:p>2.7344E+05</text:p>
          </table:table-cell>
          <table:table-cell table:formula="of:=4*3.14159/3*([.B73]^3-[.B72]^3)" office:value-type="float" office:value="3617984508673343" calcext:value-type="float">
            <text:p>3.618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3]+1000000/[.$B$2]" office:value-type="float" office:value="277343.75" calcext:value-type="float">
            <text:p>2.7734E+05</text:p>
          </table:table-cell>
          <table:table-cell table:formula="of:=4*3.14159/3*([.B74]^3-[.B73]^3)" office:value-type="float" office:value="3722846388022098" calcext:value-type="float">
            <text:p>3.722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4]+1000000/[.$B$2]" office:value-type="float" office:value="281250" calcext:value-type="float">
            <text:p>2.8125E+05</text:p>
          </table:table-cell>
          <table:table-cell table:formula="of:=4*3.14159/3*([.B75]^3-[.B74]^3)" office:value-type="float" office:value="3829206294218707" calcext:value-type="float">
            <text:p>3.8292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5]+1000000/[.$B$2]" office:value-type="float" office:value="285156.25" calcext:value-type="float">
            <text:p>2.8516E+05</text:p>
          </table:table-cell>
          <table:table-cell table:formula="of:=4*3.14159/3*([.B76]^3-[.B75]^3)" office:value-type="float" office:value="3.93706422726314E+015" calcext:value-type="float">
            <text:p>3.9371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6]+1000000/[.$B$2]" office:value-type="float" office:value="289062.5" calcext:value-type="float">
            <text:p>2.8906E+05</text:p>
          </table:table-cell>
          <table:table-cell table:formula="of:=4*3.14159/3*([.B77]^3-[.B76]^3)" office:value-type="float" office:value="4046420187155406" calcext:value-type="float">
            <text:p>4.046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7]+1000000/[.$B$2]" office:value-type="float" office:value="292968.75" calcext:value-type="float">
            <text:p>2.9297E+05</text:p>
          </table:table-cell>
          <table:table-cell table:formula="of:=4*3.14159/3*([.B78]^3-[.B77]^3)" office:value-type="float" office:value="4157274173895512" calcext:value-type="float">
            <text:p>4.1573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8]+1000000/[.$B$2]" office:value-type="float" office:value="296875" calcext:value-type="float">
            <text:p>2.9688E+05</text:p>
          </table:table-cell>
          <table:table-cell table:formula="of:=4*3.14159/3*([.B79]^3-[.B78]^3)" office:value-type="float" office:value="4269626187483473" calcext:value-type="float">
            <text:p>4.269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79]+1000000/[.$B$2]" office:value-type="float" office:value="300781.25" calcext:value-type="float">
            <text:p>3.0078E+05</text:p>
          </table:table-cell>
          <table:table-cell table:formula="of:=4*3.14159/3*([.B80]^3-[.B79]^3)" office:value-type="float" office:value="4383476227919255" calcext:value-type="float">
            <text:p>4.383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0]+1000000/[.$B$2]" office:value-type="float" office:value="304687.5" calcext:value-type="float">
            <text:p>3.0469E+05</text:p>
          </table:table-cell>
          <table:table-cell table:formula="of:=4*3.14159/3*([.B81]^3-[.B80]^3)" office:value-type="float" office:value="4498824295202892" calcext:value-type="float">
            <text:p>4.498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1]+1000000/[.$B$2]" office:value-type="float" office:value="308593.75" calcext:value-type="float">
            <text:p>3.0859E+05</text:p>
          </table:table-cell>
          <table:table-cell table:formula="of:=4*3.14159/3*([.B82]^3-[.B81]^3)" office:value-type="float" office:value="4615670389334367" calcext:value-type="float">
            <text:p>4.6157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2]+1000000/[.$B$2]" office:value-type="float" office:value="312500" calcext:value-type="float">
            <text:p>3.1250E+05</text:p>
          </table:table-cell>
          <table:table-cell table:formula="of:=4*3.14159/3*([.B83]^3-[.B82]^3)" office:value-type="float" office:value="4734014510313662" calcext:value-type="float">
            <text:p>4.734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3]+1000000/[.$B$2]" office:value-type="float" office:value="316406.25" calcext:value-type="float">
            <text:p>3.1641E+05</text:p>
          </table:table-cell>
          <table:table-cell table:formula="of:=4*3.14159/3*([.B84]^3-[.B83]^3)" office:value-type="float" office:value="4853856658140813" calcext:value-type="float">
            <text:p>4.8539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4]+1000000/[.$B$2]" office:value-type="float" office:value="320312.5" calcext:value-type="float">
            <text:p>3.2031E+05</text:p>
          </table:table-cell>
          <table:table-cell table:formula="of:=4*3.14159/3*([.B85]^3-[.B84]^3)" office:value-type="float" office:value="4975196832815818" calcext:value-type="float">
            <text:p>4.9752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5]+1000000/[.$B$2]" office:value-type="float" office:value="324218.75" calcext:value-type="float">
            <text:p>3.2422E+05</text:p>
          </table:table-cell>
          <table:table-cell table:formula="of:=4*3.14159/3*([.B86]^3-[.B85]^3)" office:value-type="float" office:value="5098035034338628" calcext:value-type="float">
            <text:p>5.098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6]+1000000/[.$B$2]" office:value-type="float" office:value="328125" calcext:value-type="float">
            <text:p>3.2813E+05</text:p>
          </table:table-cell>
          <table:table-cell table:formula="of:=4*3.14159/3*([.B87]^3-[.B86]^3)" office:value-type="float" office:value="5222371262709292" calcext:value-type="float">
            <text:p>5.222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7]+1000000/[.$B$2]" office:value-type="float" office:value="332031.25" calcext:value-type="float">
            <text:p>3.3203E+05</text:p>
          </table:table-cell>
          <table:table-cell table:formula="of:=4*3.14159/3*([.B88]^3-[.B87]^3)" office:value-type="float" office:value="5348205517927811" calcext:value-type="float">
            <text:p>5.3482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8]+1000000/[.$B$2]" office:value-type="float" office:value="335937.5" calcext:value-type="float">
            <text:p>3.3594E+05</text:p>
          </table:table-cell>
          <table:table-cell table:formula="of:=4*3.14159/3*([.B89]^3-[.B88]^3)" office:value-type="float" office:value="5475537799994134" calcext:value-type="float">
            <text:p>5.475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89]+1000000/[.$B$2]" office:value-type="float" office:value="339843.75" calcext:value-type="float">
            <text:p>3.3984E+05</text:p>
          </table:table-cell>
          <table:table-cell table:formula="of:=4*3.14159/3*([.B90]^3-[.B89]^3)" office:value-type="float" office:value="5604368108908363" calcext:value-type="float">
            <text:p>5.604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0]+1000000/[.$B$2]" office:value-type="float" office:value="343750" calcext:value-type="float">
            <text:p>3.4375E+05</text:p>
          </table:table-cell>
          <table:table-cell table:formula="of:=4*3.14159/3*([.B91]^3-[.B90]^3)" office:value-type="float" office:value="5734696444670345" calcext:value-type="float">
            <text:p>5.7347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1]+1000000/[.$B$2]" office:value-type="float" office:value="347656.25" calcext:value-type="float">
            <text:p>3.4766E+05</text:p>
          </table:table-cell>
          <table:table-cell table:formula="of:=4*3.14159/3*([.B92]^3-[.B91]^3)" office:value-type="float" office:value="5866522807280216" calcext:value-type="float">
            <text:p>5.866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2]+1000000/[.$B$2]" office:value-type="float" office:value="351562.5" calcext:value-type="float">
            <text:p>3.5156E+05</text:p>
          </table:table-cell>
          <table:table-cell table:formula="of:=4*3.14159/3*([.B93]^3-[.B92]^3)" office:value-type="float" office:value="5999847196737941" calcext:value-type="float">
            <text:p>5.999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3]+1000000/[.$B$2]" office:value-type="float" office:value="355468.75" calcext:value-type="float">
            <text:p>3.5547E+05</text:p>
          </table:table-cell>
          <table:table-cell table:formula="of:=4*3.14159/3*([.B94]^3-[.B93]^3)" office:value-type="float" office:value="6134669613043454" calcext:value-type="float">
            <text:p>6.1347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4]+1000000/[.$B$2]" office:value-type="float" office:value="359375" calcext:value-type="float">
            <text:p>3.5938E+05</text:p>
          </table:table-cell>
          <table:table-cell table:formula="of:=4*3.14159/3*([.B95]^3-[.B94]^3)" office:value-type="float" office:value="6270990056196855" calcext:value-type="float">
            <text:p>6.271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5]+1000000/[.$B$2]" office:value-type="float" office:value="363281.25" calcext:value-type="float">
            <text:p>3.6328E+05</text:p>
          </table:table-cell>
          <table:table-cell table:formula="of:=4*3.14159/3*([.B96]^3-[.B95]^3)" office:value-type="float" office:value="6408808526198077" calcext:value-type="float">
            <text:p>6.408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6]+1000000/[.$B$2]" office:value-type="float" office:value="367187.5" calcext:value-type="float">
            <text:p>3.6719E+05</text:p>
          </table:table-cell>
          <table:table-cell table:formula="of:=4*3.14159/3*([.B97]^3-[.B96]^3)" office:value-type="float" office:value="6548125023047121" calcext:value-type="float">
            <text:p>6.5481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7]+1000000/[.$B$2]" office:value-type="float" office:value="371093.75" calcext:value-type="float">
            <text:p>3.7109E+05</text:p>
          </table:table-cell>
          <table:table-cell table:formula="of:=4*3.14159/3*([.B98]^3-[.B97]^3)" office:value-type="float" office:value="6688939546744019" calcext:value-type="float">
            <text:p>6.6889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8]+1000000/[.$B$2]" office:value-type="float" office:value="375000" calcext:value-type="float">
            <text:p>3.7500E+05</text:p>
          </table:table-cell>
          <table:table-cell table:formula="of:=4*3.14159/3*([.B99]^3-[.B98]^3)" office:value-type="float" office:value="6831252097288771" calcext:value-type="float">
            <text:p>6.8313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99]+1000000/[.$B$2]" office:value-type="float" office:value="378906.25" calcext:value-type="float">
            <text:p>3.7891E+05</text:p>
          </table:table-cell>
          <table:table-cell table:formula="of:=4*3.14159/3*([.B100]^3-[.B99]^3)" office:value-type="float" office:value="6975062674681345" calcext:value-type="float">
            <text:p>6.9751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0]+1000000/[.$B$2]" office:value-type="float" office:value="382812.5" calcext:value-type="float">
            <text:p>3.8281E+05</text:p>
          </table:table-cell>
          <table:table-cell table:formula="of:=4*3.14159/3*([.B101]^3-[.B100]^3)" office:value-type="float" office:value="7120371278921774" calcext:value-type="float">
            <text:p>7.120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1]+1000000/[.$B$2]" office:value-type="float" office:value="386718.75" calcext:value-type="float">
            <text:p>3.8672E+05</text:p>
          </table:table-cell>
          <table:table-cell table:formula="of:=4*3.14159/3*([.B102]^3-[.B101]^3)" office:value-type="float" office:value="7267177910010024" calcext:value-type="float">
            <text:p>7.2672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2]+1000000/[.$B$2]" office:value-type="float" office:value="390625" calcext:value-type="float">
            <text:p>3.9063E+05</text:p>
          </table:table-cell>
          <table:table-cell table:formula="of:=4*3.14159/3*([.B103]^3-[.B102]^3)" office:value-type="float" office:value="7415482567946095" calcext:value-type="float">
            <text:p>7.415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3]+1000000/[.$B$2]" office:value-type="float" office:value="394531.25" calcext:value-type="float">
            <text:p>3.9453E+05</text:p>
          </table:table-cell>
          <table:table-cell table:formula="of:=4*3.14159/3*([.B104]^3-[.B103]^3)" office:value-type="float" office:value="7565285252730054" calcext:value-type="float">
            <text:p>7.5653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4]+1000000/[.$B$2]" office:value-type="float" office:value="398437.5" calcext:value-type="float">
            <text:p>3.9844E+05</text:p>
          </table:table-cell>
          <table:table-cell table:formula="of:=4*3.14159/3*([.B105]^3-[.B104]^3)" office:value-type="float" office:value="7716585964361834" calcext:value-type="float">
            <text:p>7.716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5]+1000000/[.$B$2]" office:value-type="float" office:value="402343.75" calcext:value-type="float">
            <text:p>4.0234E+05</text:p>
          </table:table-cell>
          <table:table-cell table:formula="of:=4*3.14159/3*([.B106]^3-[.B105]^3)" office:value-type="float" office:value="7869384702841435" calcext:value-type="float">
            <text:p>7.8694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6]+1000000/[.$B$2]" office:value-type="float" office:value="406250" calcext:value-type="float">
            <text:p>4.0625E+05</text:p>
          </table:table-cell>
          <table:table-cell table:formula="of:=4*3.14159/3*([.B107]^3-[.B106]^3)" office:value-type="float" office:value="8023681468168891" calcext:value-type="float">
            <text:p>8.0237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7]+1000000/[.$B$2]" office:value-type="float" office:value="410156.25" calcext:value-type="float">
            <text:p>4.1016E+05</text:p>
          </table:table-cell>
          <table:table-cell table:formula="of:=4*3.14159/3*([.B108]^3-[.B107]^3)" office:value-type="float" office:value="8179476260344202" calcext:value-type="float">
            <text:p>8.1795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8]+1000000/[.$B$2]" office:value-type="float" office:value="414062.5" calcext:value-type="float">
            <text:p>4.1406E+05</text:p>
          </table:table-cell>
          <table:table-cell table:formula="of:=4*3.14159/3*([.B109]^3-[.B108]^3)" office:value-type="float" office:value="8336769079367301" calcext:value-type="float">
            <text:p>8.336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09]+1000000/[.$B$2]" office:value-type="float" office:value="417968.75" calcext:value-type="float">
            <text:p>4.1797E+05</text:p>
          </table:table-cell>
          <table:table-cell table:formula="of:=4*3.14159/3*([.B110]^3-[.B109]^3)" office:value-type="float" office:value="8495559925238321" calcext:value-type="float">
            <text:p>8.495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0]+1000000/[.$B$2]" office:value-type="float" office:value="421875" calcext:value-type="float">
            <text:p>4.2188E+05</text:p>
          </table:table-cell>
          <table:table-cell table:formula="of:=4*3.14159/3*([.B111]^3-[.B110]^3)" office:value-type="float" office:value="8655848797957095" calcext:value-type="float">
            <text:p>8.655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1]+1000000/[.$B$2]" office:value-type="float" office:value="425781.25" calcext:value-type="float">
            <text:p>4.2578E+05</text:p>
          </table:table-cell>
          <table:table-cell table:formula="of:=4*3.14159/3*([.B112]^3-[.B111]^3)" office:value-type="float" office:value="8817635697523724" calcext:value-type="float">
            <text:p>8.8176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2]+1000000/[.$B$2]" office:value-type="float" office:value="429687.5" calcext:value-type="float">
            <text:p>4.2969E+05</text:p>
          </table:table-cell>
          <table:table-cell table:formula="of:=4*3.14159/3*([.B113]^3-[.B112]^3)" office:value-type="float" office:value="8980920623938274" calcext:value-type="float">
            <text:p>8.9809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3]+1000000/[.$B$2]" office:value-type="float" office:value="433593.75" calcext:value-type="float">
            <text:p>4.3359E+05</text:p>
          </table:table-cell>
          <table:table-cell table:formula="of:=4*3.14159/3*([.B114]^3-[.B113]^3)" office:value-type="float" office:value="9.14570357720055E+015" calcext:value-type="float">
            <text:p>9.1457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4]+1000000/[.$B$2]" office:value-type="float" office:value="437500" calcext:value-type="float">
            <text:p>4.3750E+05</text:p>
          </table:table-cell>
          <table:table-cell table:formula="of:=4*3.14159/3*([.B115]^3-[.B114]^3)" office:value-type="float" office:value="9.31198455731074E+015" calcext:value-type="float">
            <text:p>9.312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5]+1000000/[.$B$2]" office:value-type="float" office:value="441406.25" calcext:value-type="float">
            <text:p>4.4141E+05</text:p>
          </table:table-cell>
          <table:table-cell table:formula="of:=4*3.14159/3*([.B116]^3-[.B115]^3)" office:value-type="float" office:value="9.47976356426872E+015" calcext:value-type="float">
            <text:p>9.479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6]+1000000/[.$B$2]" office:value-type="float" office:value="445312.5" calcext:value-type="float">
            <text:p>4.4531E+05</text:p>
          </table:table-cell>
          <table:table-cell table:formula="of:=4*3.14159/3*([.B117]^3-[.B116]^3)" office:value-type="float" office:value="9.64904059807462E+015" calcext:value-type="float">
            <text:p>9.6490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7]+1000000/[.$B$2]" office:value-type="float" office:value="449218.75" calcext:value-type="float">
            <text:p>4.4922E+05</text:p>
          </table:table-cell>
          <table:table-cell table:formula="of:=4*3.14159/3*([.B118]^3-[.B117]^3)" office:value-type="float" office:value="9.81981565872831E+015" calcext:value-type="float">
            <text:p>9.8198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8]+1000000/[.$B$2]" office:value-type="float" office:value="453125" calcext:value-type="float">
            <text:p>4.5313E+05</text:p>
          </table:table-cell>
          <table:table-cell table:formula="of:=4*3.14159/3*([.B119]^3-[.B118]^3)" office:value-type="float" office:value="9.99208874622979E+015" calcext:value-type="float">
            <text:p>9.9921E+15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19]+1000000/[.$B$2]" office:value-type="float" office:value="457031.25" calcext:value-type="float">
            <text:p>4.5703E+05</text:p>
          </table:table-cell>
          <table:table-cell table:formula="of:=4*3.14159/3*([.B120]^3-[.B119]^3)" office:value-type="float" office:value="1.01658598605792E+016" calcext:value-type="float">
            <text:p>1.016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0]+1000000/[.$B$2]" office:value-type="float" office:value="460937.5" calcext:value-type="float">
            <text:p>4.6094E+05</text:p>
          </table:table-cell>
          <table:table-cell table:formula="of:=4*3.14159/3*([.B121]^3-[.B120]^3)" office:value-type="float" office:value="1.03411290017764E+016" calcext:value-type="float">
            <text:p>1.034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1]+1000000/[.$B$2]" office:value-type="float" office:value="464843.75" calcext:value-type="float">
            <text:p>4.6484E+05</text:p>
          </table:table-cell>
          <table:table-cell table:formula="of:=4*3.14159/3*([.B122]^3-[.B121]^3)" office:value-type="float" office:value="1.05178961698214E+016" calcext:value-type="float">
            <text:p>1.051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2]+1000000/[.$B$2]" office:value-type="float" office:value="468750" calcext:value-type="float">
            <text:p>4.6875E+05</text:p>
          </table:table-cell>
          <table:table-cell table:formula="of:=4*3.14159/3*([.B123]^3-[.B122]^3)" office:value-type="float" office:value="1.06961613647143E+016" calcext:value-type="float">
            <text:p>1.069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3]+1000000/[.$B$2]" office:value-type="float" office:value="472656.25" calcext:value-type="float">
            <text:p>4.7266E+05</text:p>
          </table:table-cell>
          <table:table-cell table:formula="of:=4*3.14159/3*([.B124]^3-[.B123]^3)" office:value-type="float" office:value="1.0875924586455E+016" calcext:value-type="float">
            <text:p>1.087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4]+1000000/[.$B$2]" office:value-type="float" office:value="476562.5" calcext:value-type="float">
            <text:p>4.7656E+05</text:p>
          </table:table-cell>
          <table:table-cell table:formula="of:=4*3.14159/3*([.B125]^3-[.B124]^3)" office:value-type="float" office:value="1.10571858350436E+016" calcext:value-type="float">
            <text:p>1.105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5]+1000000/[.$B$2]" office:value-type="float" office:value="480468.75" calcext:value-type="float">
            <text:p>4.8047E+05</text:p>
          </table:table-cell>
          <table:table-cell table:formula="of:=4*3.14159/3*([.B126]^3-[.B125]^3)" office:value-type="float" office:value="1.123994511048E+016" calcext:value-type="float">
            <text:p>1.124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6]+1000000/[.$B$2]" office:value-type="float" office:value="484375" calcext:value-type="float">
            <text:p>4.8438E+05</text:p>
          </table:table-cell>
          <table:table-cell table:formula="of:=4*3.14159/3*([.B127]^3-[.B126]^3)" office:value-type="float" office:value="1.14242024127642E+016" calcext:value-type="float">
            <text:p>1.142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7]+1000000/[.$B$2]" office:value-type="float" office:value="488281.25" calcext:value-type="float">
            <text:p>4.8828E+05</text:p>
          </table:table-cell>
          <table:table-cell table:formula="of:=4*3.14159/3*([.B128]^3-[.B127]^3)" office:value-type="float" office:value="1.16099577418963E+016" calcext:value-type="float">
            <text:p>1.161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8]+1000000/[.$B$2]" office:value-type="float" office:value="492187.5" calcext:value-type="float">
            <text:p>4.9219E+05</text:p>
          </table:table-cell>
          <table:table-cell table:formula="of:=4*3.14159/3*([.B129]^3-[.B128]^3)" office:value-type="float" office:value="1.17972110978762E+016" calcext:value-type="float">
            <text:p>1.179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29]+1000000/[.$B$2]" office:value-type="float" office:value="496093.75" calcext:value-type="float">
            <text:p>4.9609E+05</text:p>
          </table:table-cell>
          <table:table-cell table:formula="of:=4*3.14159/3*([.B130]^3-[.B129]^3)" office:value-type="float" office:value="1.1985962480704E+016" calcext:value-type="float">
            <text:p>1.198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0]+1000000/[.$B$2]" office:value-type="float" office:value="500000" calcext:value-type="float">
            <text:p>5.0000E+05</text:p>
          </table:table-cell>
          <table:table-cell table:formula="of:=4*3.14159/3*([.B131]^3-[.B130]^3)" office:value-type="float" office:value="1.21762118903796E+016" calcext:value-type="float">
            <text:p>1.217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1]+1000000/[.$B$2]" office:value-type="float" office:value="503906.25" calcext:value-type="float">
            <text:p>5.0391E+05</text:p>
          </table:table-cell>
          <table:table-cell table:formula="of:=4*3.14159/3*([.B132]^3-[.B131]^3)" office:value-type="float" office:value="1.2367959326903E+016" calcext:value-type="float">
            <text:p>1.236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2]+1000000/[.$B$2]" office:value-type="float" office:value="507812.5" calcext:value-type="float">
            <text:p>5.0781E+05</text:p>
          </table:table-cell>
          <table:table-cell table:formula="of:=4*3.14159/3*([.B133]^3-[.B132]^3)" office:value-type="float" office:value="1.25612047902743E+016" calcext:value-type="float">
            <text:p>1.256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3]+1000000/[.$B$2]" office:value-type="float" office:value="511718.75" calcext:value-type="float">
            <text:p>5.1172E+05</text:p>
          </table:table-cell>
          <table:table-cell table:formula="of:=4*3.14159/3*([.B134]^3-[.B133]^3)" office:value-type="float" office:value="1.27559482804934E+016" calcext:value-type="float">
            <text:p>1.275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4]+1000000/[.$B$2]" office:value-type="float" office:value="515625" calcext:value-type="float">
            <text:p>5.1563E+05</text:p>
          </table:table-cell>
          <table:table-cell table:formula="of:=4*3.14159/3*([.B135]^3-[.B134]^3)" office:value-type="float" office:value="1.29521897975604E+016" calcext:value-type="float">
            <text:p>1.295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5]+1000000/[.$B$2]" office:value-type="float" office:value="519531.25" calcext:value-type="float">
            <text:p>5.1953E+05</text:p>
          </table:table-cell>
          <table:table-cell table:formula="of:=4*3.14159/3*([.B136]^3-[.B135]^3)" office:value-type="float" office:value="1.31499293414751E+016" calcext:value-type="float">
            <text:p>1.315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6]+1000000/[.$B$2]" office:value-type="float" office:value="523437.5" calcext:value-type="float">
            <text:p>5.2344E+05</text:p>
          </table:table-cell>
          <table:table-cell table:formula="of:=4*3.14159/3*([.B137]^3-[.B136]^3)" office:value-type="float" office:value="1.33491669122378E+016" calcext:value-type="float">
            <text:p>1.334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7]+1000000/[.$B$2]" office:value-type="float" office:value="527343.75" calcext:value-type="float">
            <text:p>5.2734E+05</text:p>
          </table:table-cell>
          <table:table-cell table:formula="of:=4*3.14159/3*([.B138]^3-[.B137]^3)" office:value-type="float" office:value="1.35499025098483E+016" calcext:value-type="float">
            <text:p>1.355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8]+1000000/[.$B$2]" office:value-type="float" office:value="531250" calcext:value-type="float">
            <text:p>5.3125E+05</text:p>
          </table:table-cell>
          <table:table-cell table:formula="of:=4*3.14159/3*([.B139]^3-[.B138]^3)" office:value-type="float" office:value="1.37521361343065E+016" calcext:value-type="float">
            <text:p>1.375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39]+1000000/[.$B$2]" office:value-type="float" office:value="535156.25" calcext:value-type="float">
            <text:p>5.3516E+05</text:p>
          </table:table-cell>
          <table:table-cell table:formula="of:=4*3.14159/3*([.B140]^3-[.B139]^3)" office:value-type="float" office:value="1.39558677856128E+016" calcext:value-type="float">
            <text:p>1.395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0]+1000000/[.$B$2]" office:value-type="float" office:value="539062.5" calcext:value-type="float">
            <text:p>5.3906E+05</text:p>
          </table:table-cell>
          <table:table-cell table:formula="of:=4*3.14159/3*([.B141]^3-[.B140]^3)" office:value-type="float" office:value="1.41610974637668E+016" calcext:value-type="float">
            <text:p>1.416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1]+1000000/[.$B$2]" office:value-type="float" office:value="542968.75" calcext:value-type="float">
            <text:p>5.4297E+05</text:p>
          </table:table-cell>
          <table:table-cell table:formula="of:=4*3.14159/3*([.B142]^3-[.B141]^3)" office:value-type="float" office:value="1.43678251687686E+016" calcext:value-type="float">
            <text:p>1.436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2]+1000000/[.$B$2]" office:value-type="float" office:value="546875" calcext:value-type="float">
            <text:p>5.4688E+05</text:p>
          </table:table-cell>
          <table:table-cell table:formula="of:=4*3.14159/3*([.B143]^3-[.B142]^3)" office:value-type="float" office:value="1.45760509006182E+016" calcext:value-type="float">
            <text:p>1.457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3]+1000000/[.$B$2]" office:value-type="float" office:value="550781.25" calcext:value-type="float">
            <text:p>5.5078E+05</text:p>
          </table:table-cell>
          <table:table-cell table:formula="of:=4*3.14159/3*([.B144]^3-[.B143]^3)" office:value-type="float" office:value="1.47857746593158E+016" calcext:value-type="float">
            <text:p>1.478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4]+1000000/[.$B$2]" office:value-type="float" office:value="554687.5" calcext:value-type="float">
            <text:p>5.5469E+05</text:p>
          </table:table-cell>
          <table:table-cell table:formula="of:=4*3.14159/3*([.B145]^3-[.B144]^3)" office:value-type="float" office:value="1.4996996444861E+016" calcext:value-type="float">
            <text:p>1.499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5]+1000000/[.$B$2]" office:value-type="float" office:value="558593.75" calcext:value-type="float">
            <text:p>5.5859E+05</text:p>
          </table:table-cell>
          <table:table-cell table:formula="of:=4*3.14159/3*([.B146]^3-[.B145]^3)" office:value-type="float" office:value="1.52097162572543E+016" calcext:value-type="float">
            <text:p>1.521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6]+1000000/[.$B$2]" office:value-type="float" office:value="562500" calcext:value-type="float">
            <text:p>5.6250E+05</text:p>
          </table:table-cell>
          <table:table-cell table:formula="of:=4*3.14159/3*([.B147]^3-[.B146]^3)" office:value-type="float" office:value="1.54239340964953E+016" calcext:value-type="float">
            <text:p>1.542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7]+1000000/[.$B$2]" office:value-type="float" office:value="566406.25" calcext:value-type="float">
            <text:p>5.6641E+05</text:p>
          </table:table-cell>
          <table:table-cell table:formula="of:=4*3.14159/3*([.B148]^3-[.B147]^3)" office:value-type="float" office:value="1.56396499625841E+016" calcext:value-type="float">
            <text:p>1.564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8]+1000000/[.$B$2]" office:value-type="float" office:value="570312.5" calcext:value-type="float">
            <text:p>5.7031E+05</text:p>
          </table:table-cell>
          <table:table-cell table:formula="of:=4*3.14159/3*([.B149]^3-[.B148]^3)" office:value-type="float" office:value="1.5856863855521E+016" calcext:value-type="float">
            <text:p>1.585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49]+1000000/[.$B$2]" office:value-type="float" office:value="574218.75" calcext:value-type="float">
            <text:p>5.7422E+05</text:p>
          </table:table-cell>
          <table:table-cell table:formula="of:=4*3.14159/3*([.B150]^3-[.B149]^3)" office:value-type="float" office:value="1.60755757753053E+016" calcext:value-type="float">
            <text:p>1.607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0]+1000000/[.$B$2]" office:value-type="float" office:value="578125" calcext:value-type="float">
            <text:p>5.7813E+05</text:p>
          </table:table-cell>
          <table:table-cell table:formula="of:=4*3.14159/3*([.B151]^3-[.B150]^3)" office:value-type="float" office:value="1.62957857219379E+016" calcext:value-type="float">
            <text:p>1.629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1]+1000000/[.$B$2]" office:value-type="float" office:value="582031.25" calcext:value-type="float">
            <text:p>5.8203E+05</text:p>
          </table:table-cell>
          <table:table-cell table:formula="of:=4*3.14159/3*([.B152]^3-[.B151]^3)" office:value-type="float" office:value="1.6517493695418E+016" calcext:value-type="float">
            <text:p>1.651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2]+1000000/[.$B$2]" office:value-type="float" office:value="585937.5" calcext:value-type="float">
            <text:p>5.8594E+05</text:p>
          </table:table-cell>
          <table:table-cell table:formula="of:=4*3.14159/3*([.B153]^3-[.B152]^3)" office:value-type="float" office:value="1.67406996957461E+016" calcext:value-type="float">
            <text:p>1.674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3]+1000000/[.$B$2]" office:value-type="float" office:value="589843.75" calcext:value-type="float">
            <text:p>5.8984E+05</text:p>
          </table:table-cell>
          <table:table-cell table:formula="of:=4*3.14159/3*([.B154]^3-[.B153]^3)" office:value-type="float" office:value="1.6965403722922E+016" calcext:value-type="float">
            <text:p>1.696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4]+1000000/[.$B$2]" office:value-type="float" office:value="593750" calcext:value-type="float">
            <text:p>5.9375E+05</text:p>
          </table:table-cell>
          <table:table-cell table:formula="of:=4*3.14159/3*([.B155]^3-[.B154]^3)" office:value-type="float" office:value="1.71916057769457E+016" calcext:value-type="float">
            <text:p>1.719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5]+1000000/[.$B$2]" office:value-type="float" office:value="597656.25" calcext:value-type="float">
            <text:p>5.9766E+05</text:p>
          </table:table-cell>
          <table:table-cell table:formula="of:=4*3.14159/3*([.B156]^3-[.B155]^3)" office:value-type="float" office:value="1.74193058578172E+016" calcext:value-type="float">
            <text:p>1.741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6]+1000000/[.$B$2]" office:value-type="float" office:value="601562.5" calcext:value-type="float">
            <text:p>6.0156E+05</text:p>
          </table:table-cell>
          <table:table-cell table:formula="of:=4*3.14159/3*([.B157]^3-[.B156]^3)" office:value-type="float" office:value="1.76485039655368E+016" calcext:value-type="float">
            <text:p>1.764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7]+1000000/[.$B$2]" office:value-type="float" office:value="605468.75" calcext:value-type="float">
            <text:p>6.0547E+05</text:p>
          </table:table-cell>
          <table:table-cell table:formula="of:=4*3.14159/3*([.B158]^3-[.B157]^3)" office:value-type="float" office:value="1.7879200100104E+016" calcext:value-type="float">
            <text:p>1.787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8]+1000000/[.$B$2]" office:value-type="float" office:value="609375" calcext:value-type="float">
            <text:p>6.0938E+05</text:p>
          </table:table-cell>
          <table:table-cell table:formula="of:=4*3.14159/3*([.B159]^3-[.B158]^3)" office:value-type="float" office:value="1.81113942615191E+016" calcext:value-type="float">
            <text:p>1.811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59]+1000000/[.$B$2]" office:value-type="float" office:value="613281.25" calcext:value-type="float">
            <text:p>6.1328E+05</text:p>
          </table:table-cell>
          <table:table-cell table:formula="of:=4*3.14159/3*([.B160]^3-[.B159]^3)" office:value-type="float" office:value="1.8345086449782E+016" calcext:value-type="float">
            <text:p>1.834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0]+1000000/[.$B$2]" office:value-type="float" office:value="617187.5" calcext:value-type="float">
            <text:p>6.1719E+05</text:p>
          </table:table-cell>
          <table:table-cell table:formula="of:=4*3.14159/3*([.B161]^3-[.B160]^3)" office:value-type="float" office:value="1.85802766648929E+016" calcext:value-type="float">
            <text:p>1.858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1]+1000000/[.$B$2]" office:value-type="float" office:value="621093.75" calcext:value-type="float">
            <text:p>6.2109E+05</text:p>
          </table:table-cell>
          <table:table-cell table:formula="of:=4*3.14159/3*([.B162]^3-[.B161]^3)" office:value-type="float" office:value="1.88169649068514E+016" calcext:value-type="float">
            <text:p>1.881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2]+1000000/[.$B$2]" office:value-type="float" office:value="625000" calcext:value-type="float">
            <text:p>6.2500E+05</text:p>
          </table:table-cell>
          <table:table-cell table:formula="of:=4*3.14159/3*([.B163]^3-[.B162]^3)" office:value-type="float" office:value="1.90551511756579E+016" calcext:value-type="float">
            <text:p>1.905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3]+1000000/[.$B$2]" office:value-type="float" office:value="628906.25" calcext:value-type="float">
            <text:p>6.2891E+05</text:p>
          </table:table-cell>
          <table:table-cell table:formula="of:=4*3.14159/3*([.B164]^3-[.B163]^3)" office:value-type="float" office:value="1.92948354713123E+016" calcext:value-type="float">
            <text:p>1.929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4]+1000000/[.$B$2]" office:value-type="float" office:value="632812.5" calcext:value-type="float">
            <text:p>6.3281E+05</text:p>
          </table:table-cell>
          <table:table-cell table:formula="of:=4*3.14159/3*([.B165]^3-[.B164]^3)" office:value-type="float" office:value="1.95360177938142E+016" calcext:value-type="float">
            <text:p>1.953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5]+1000000/[.$B$2]" office:value-type="float" office:value="636718.75" calcext:value-type="float">
            <text:p>6.3672E+05</text:p>
          </table:table-cell>
          <table:table-cell table:formula="of:=4*3.14159/3*([.B166]^3-[.B165]^3)" office:value-type="float" office:value="1.97786981431643E+016" calcext:value-type="float">
            <text:p>1.977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6]+1000000/[.$B$2]" office:value-type="float" office:value="640625" calcext:value-type="float">
            <text:p>6.4063E+05</text:p>
          </table:table-cell>
          <table:table-cell table:formula="of:=4*3.14159/3*([.B167]^3-[.B166]^3)" office:value-type="float" office:value="2.00228765193623E+016" calcext:value-type="float">
            <text:p>2.002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7]+1000000/[.$B$2]" office:value-type="float" office:value="644531.25" calcext:value-type="float">
            <text:p>6.4453E+05</text:p>
          </table:table-cell>
          <table:table-cell table:formula="of:=4*3.14159/3*([.B168]^3-[.B167]^3)" office:value-type="float" office:value="2.02685529224077E+016" calcext:value-type="float">
            <text:p>2.026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8]+1000000/[.$B$2]" office:value-type="float" office:value="648437.5" calcext:value-type="float">
            <text:p>6.4844E+05</text:p>
          </table:table-cell>
          <table:table-cell table:formula="of:=4*3.14159/3*([.B169]^3-[.B168]^3)" office:value-type="float" office:value="2.05157273523013E+016" calcext:value-type="float">
            <text:p>2.051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69]+1000000/[.$B$2]" office:value-type="float" office:value="652343.75" calcext:value-type="float">
            <text:p>6.5234E+05</text:p>
          </table:table-cell>
          <table:table-cell table:formula="of:=4*3.14159/3*([.B170]^3-[.B169]^3)" office:value-type="float" office:value="2.07643998090426E+016" calcext:value-type="float">
            <text:p>2.076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0]+1000000/[.$B$2]" office:value-type="float" office:value="656250" calcext:value-type="float">
            <text:p>6.5625E+05</text:p>
          </table:table-cell>
          <table:table-cell table:formula="of:=4*3.14159/3*([.B171]^3-[.B170]^3)" office:value-type="float" office:value="2.10145702926317E+016" calcext:value-type="float">
            <text:p>2.101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1]+1000000/[.$B$2]" office:value-type="float" office:value="660156.25" calcext:value-type="float">
            <text:p>6.6016E+05</text:p>
          </table:table-cell>
          <table:table-cell table:formula="of:=4*3.14159/3*([.B172]^3-[.B171]^3)" office:value-type="float" office:value="2.12662388030688E+016" calcext:value-type="float">
            <text:p>2.126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2]+1000000/[.$B$2]" office:value-type="float" office:value="664062.5" calcext:value-type="float">
            <text:p>6.6406E+05</text:p>
          </table:table-cell>
          <table:table-cell table:formula="of:=4*3.14159/3*([.B173]^3-[.B172]^3)" office:value-type="float" office:value="2.15194053403537E+016" calcext:value-type="float">
            <text:p>2.151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3]+1000000/[.$B$2]" office:value-type="float" office:value="667968.75" calcext:value-type="float">
            <text:p>6.6797E+05</text:p>
          </table:table-cell>
          <table:table-cell table:formula="of:=4*3.14159/3*([.B174]^3-[.B173]^3)" office:value-type="float" office:value="2.17740699044862E+016" calcext:value-type="float">
            <text:p>2.177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4]+1000000/[.$B$2]" office:value-type="float" office:value="671875" calcext:value-type="float">
            <text:p>6.7188E+05</text:p>
          </table:table-cell>
          <table:table-cell table:formula="of:=4*3.14159/3*([.B175]^3-[.B174]^3)" office:value-type="float" office:value="2.20302324954669E+016" calcext:value-type="float">
            <text:p>2.203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5]+1000000/[.$B$2]" office:value-type="float" office:value="675781.25" calcext:value-type="float">
            <text:p>6.7578E+05</text:p>
          </table:table-cell>
          <table:table-cell table:formula="of:=4*3.14159/3*([.B176]^3-[.B175]^3)" office:value-type="float" office:value="2.22878931132955E+016" calcext:value-type="float">
            <text:p>2.228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6]+1000000/[.$B$2]" office:value-type="float" office:value="679687.5" calcext:value-type="float">
            <text:p>6.7969E+05</text:p>
          </table:table-cell>
          <table:table-cell table:formula="of:=4*3.14159/3*([.B177]^3-[.B176]^3)" office:value-type="float" office:value="2.25470517579714E+016" calcext:value-type="float">
            <text:p>2.254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7]+1000000/[.$B$2]" office:value-type="float" office:value="683593.75" calcext:value-type="float">
            <text:p>6.8359E+05</text:p>
          </table:table-cell>
          <table:table-cell table:formula="of:=4*3.14159/3*([.B178]^3-[.B177]^3)" office:value-type="float" office:value="2.28077084294953E+016" calcext:value-type="float">
            <text:p>2.280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8]+1000000/[.$B$2]" office:value-type="float" office:value="687500" calcext:value-type="float">
            <text:p>6.8750E+05</text:p>
          </table:table-cell>
          <table:table-cell table:formula="of:=4*3.14159/3*([.B179]^3-[.B178]^3)" office:value-type="float" office:value="2.30698631278674E+016" calcext:value-type="float">
            <text:p>2.307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79]+1000000/[.$B$2]" office:value-type="float" office:value="691406.25" calcext:value-type="float">
            <text:p>6.9141E+05</text:p>
          </table:table-cell>
          <table:table-cell table:formula="of:=4*3.14159/3*([.B180]^3-[.B179]^3)" office:value-type="float" office:value="2.33335158530872E+016" calcext:value-type="float">
            <text:p>2.333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0]+1000000/[.$B$2]" office:value-type="float" office:value="695312.5" calcext:value-type="float">
            <text:p>6.9531E+05</text:p>
          </table:table-cell>
          <table:table-cell table:formula="of:=4*3.14159/3*([.B181]^3-[.B180]^3)" office:value-type="float" office:value="2.35986666051546E+016" calcext:value-type="float">
            <text:p>2.359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1]+1000000/[.$B$2]" office:value-type="float" office:value="699218.75" calcext:value-type="float">
            <text:p>6.9922E+05</text:p>
          </table:table-cell>
          <table:table-cell table:formula="of:=4*3.14159/3*([.B182]^3-[.B181]^3)" office:value-type="float" office:value="2.38653153840701E+016" calcext:value-type="float">
            <text:p>2.386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2]+1000000/[.$B$2]" office:value-type="float" office:value="703125" calcext:value-type="float">
            <text:p>7.0313E+05</text:p>
          </table:table-cell>
          <table:table-cell table:formula="of:=4*3.14159/3*([.B183]^3-[.B182]^3)" office:value-type="float" office:value="2.41334621898334E+016" calcext:value-type="float">
            <text:p>2.413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3]+1000000/[.$B$2]" office:value-type="float" office:value="707031.25" calcext:value-type="float">
            <text:p>7.0703E+05</text:p>
          </table:table-cell>
          <table:table-cell table:formula="of:=4*3.14159/3*([.B184]^3-[.B183]^3)" office:value-type="float" office:value="2.44031070224443E+016" calcext:value-type="float">
            <text:p>2.440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4]+1000000/[.$B$2]" office:value-type="float" office:value="710937.5" calcext:value-type="float">
            <text:p>7.1094E+05</text:p>
          </table:table-cell>
          <table:table-cell table:formula="of:=4*3.14159/3*([.B185]^3-[.B184]^3)" office:value-type="float" office:value="2.46742498819034E+016" calcext:value-type="float">
            <text:p>2.467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5]+1000000/[.$B$2]" office:value-type="float" office:value="714843.75" calcext:value-type="float">
            <text:p>7.1484E+05</text:p>
          </table:table-cell>
          <table:table-cell table:formula="of:=4*3.14159/3*([.B186]^3-[.B185]^3)" office:value-type="float" office:value="2.49468907682101E+016" calcext:value-type="float">
            <text:p>2.494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6]+1000000/[.$B$2]" office:value-type="float" office:value="718750" calcext:value-type="float">
            <text:p>7.1875E+05</text:p>
          </table:table-cell>
          <table:table-cell table:formula="of:=4*3.14159/3*([.B187]^3-[.B186]^3)" office:value-type="float" office:value="2.52210296813647E+016" calcext:value-type="float">
            <text:p>2.522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7]+1000000/[.$B$2]" office:value-type="float" office:value="722656.25" calcext:value-type="float">
            <text:p>7.2266E+05</text:p>
          </table:table-cell>
          <table:table-cell table:formula="of:=4*3.14159/3*([.B188]^3-[.B187]^3)" office:value-type="float" office:value="2.54966666213671E+016" calcext:value-type="float">
            <text:p>2.549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8]+1000000/[.$B$2]" office:value-type="float" office:value="726562.5" calcext:value-type="float">
            <text:p>7.2656E+05</text:p>
          </table:table-cell>
          <table:table-cell table:formula="of:=4*3.14159/3*([.B189]^3-[.B188]^3)" office:value-type="float" office:value="2.57738015882176E+016" calcext:value-type="float">
            <text:p>2.577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89]+1000000/[.$B$2]" office:value-type="float" office:value="730468.75" calcext:value-type="float">
            <text:p>7.3047E+05</text:p>
          </table:table-cell>
          <table:table-cell table:formula="of:=4*3.14159/3*([.B190]^3-[.B189]^3)" office:value-type="float" office:value="2.60524345819154E+016" calcext:value-type="float">
            <text:p>2.605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0]+1000000/[.$B$2]" office:value-type="float" office:value="734375" calcext:value-type="float">
            <text:p>7.3438E+05</text:p>
          </table:table-cell>
          <table:table-cell table:formula="of:=4*3.14159/3*([.B191]^3-[.B190]^3)" office:value-type="float" office:value="2.63325656024615E+016" calcext:value-type="float">
            <text:p>2.633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1]+1000000/[.$B$2]" office:value-type="float" office:value="738281.25" calcext:value-type="float">
            <text:p>7.3828E+05</text:p>
          </table:table-cell>
          <table:table-cell table:formula="of:=4*3.14159/3*([.B192]^3-[.B191]^3)" office:value-type="float" office:value="2.66141946498552E+016" calcext:value-type="float">
            <text:p>2.661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2]+1000000/[.$B$2]" office:value-type="float" office:value="742187.5" calcext:value-type="float">
            <text:p>7.4219E+05</text:p>
          </table:table-cell>
          <table:table-cell table:formula="of:=4*3.14159/3*([.B193]^3-[.B192]^3)" office:value-type="float" office:value="2.68973217240969E+016" calcext:value-type="float">
            <text:p>2.689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3]+1000000/[.$B$2]" office:value-type="float" office:value="746093.75" calcext:value-type="float">
            <text:p>7.4609E+05</text:p>
          </table:table-cell>
          <table:table-cell table:formula="of:=4*3.14159/3*([.B194]^3-[.B193]^3)" office:value-type="float" office:value="2.71819468251865E+016" calcext:value-type="float">
            <text:p>2.718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4]+1000000/[.$B$2]" office:value-type="float" office:value="750000" calcext:value-type="float">
            <text:p>7.5000E+05</text:p>
          </table:table-cell>
          <table:table-cell table:formula="of:=4*3.14159/3*([.B195]^3-[.B194]^3)" office:value-type="float" office:value="2.74680699531237E+016" calcext:value-type="float">
            <text:p>2.746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5]+1000000/[.$B$2]" office:value-type="float" office:value="753906.25" calcext:value-type="float">
            <text:p>7.5391E+05</text:p>
          </table:table-cell>
          <table:table-cell table:formula="of:=4*3.14159/3*([.B196]^3-[.B195]^3)" office:value-type="float" office:value="2.77556911079088E+016" calcext:value-type="float">
            <text:p>2.775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6]+1000000/[.$B$2]" office:value-type="float" office:value="757812.5" calcext:value-type="float">
            <text:p>7.5781E+05</text:p>
          </table:table-cell>
          <table:table-cell table:formula="of:=4*3.14159/3*([.B197]^3-[.B196]^3)" office:value-type="float" office:value="2.80448102895419E+016" calcext:value-type="float">
            <text:p>2.804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7]+1000000/[.$B$2]" office:value-type="float" office:value="761718.75" calcext:value-type="float">
            <text:p>7.6172E+05</text:p>
          </table:table-cell>
          <table:table-cell table:formula="of:=4*3.14159/3*([.B198]^3-[.B197]^3)" office:value-type="float" office:value="2.83354274980226E+016" calcext:value-type="float">
            <text:p>2.833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8]+1000000/[.$B$2]" office:value-type="float" office:value="765625" calcext:value-type="float">
            <text:p>7.6563E+05</text:p>
          </table:table-cell>
          <table:table-cell table:formula="of:=4*3.14159/3*([.B199]^3-[.B198]^3)" office:value-type="float" office:value="2.86275427333515E+016" calcext:value-type="float">
            <text:p>2.862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199]+1000000/[.$B$2]" office:value-type="float" office:value="769531.25" calcext:value-type="float">
            <text:p>7.6953E+05</text:p>
          </table:table-cell>
          <table:table-cell table:formula="of:=4*3.14159/3*([.B200]^3-[.B199]^3)" office:value-type="float" office:value="2.89211559955279E+016" calcext:value-type="float">
            <text:p>2.892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0]+1000000/[.$B$2]" office:value-type="float" office:value="773437.5" calcext:value-type="float">
            <text:p>7.7344E+05</text:p>
          </table:table-cell>
          <table:table-cell table:formula="of:=4*3.14159/3*([.B201]^3-[.B200]^3)" office:value-type="float" office:value="2.92162672845523E+016" calcext:value-type="float">
            <text:p>2.921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1]+1000000/[.$B$2]" office:value-type="float" office:value="777343.75" calcext:value-type="float">
            <text:p>7.7734E+05</text:p>
          </table:table-cell>
          <table:table-cell table:formula="of:=4*3.14159/3*([.B202]^3-[.B201]^3)" office:value-type="float" office:value="2.95128766004242E+016" calcext:value-type="float">
            <text:p>2.951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2]+1000000/[.$B$2]" office:value-type="float" office:value="781250" calcext:value-type="float">
            <text:p>7.8125E+05</text:p>
          </table:table-cell>
          <table:table-cell table:formula="of:=4*3.14159/3*([.B203]^3-[.B202]^3)" office:value-type="float" office:value="2.98109839431445E+016" calcext:value-type="float">
            <text:p>2.981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3]+1000000/[.$B$2]" office:value-type="float" office:value="785156.25" calcext:value-type="float">
            <text:p>7.8516E+05</text:p>
          </table:table-cell>
          <table:table-cell table:formula="of:=4*3.14159/3*([.B204]^3-[.B203]^3)" office:value-type="float" office:value="3.01105893127123E+016" calcext:value-type="float">
            <text:p>3.011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4]+1000000/[.$B$2]" office:value-type="float" office:value="789062.5" calcext:value-type="float">
            <text:p>7.8906E+05</text:p>
          </table:table-cell>
          <table:table-cell table:formula="of:=4*3.14159/3*([.B205]^3-[.B204]^3)" office:value-type="float" office:value="3.04116927091282E+016" calcext:value-type="float">
            <text:p>3.041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5]+1000000/[.$B$2]" office:value-type="float" office:value="792968.75" calcext:value-type="float">
            <text:p>7.9297E+05</text:p>
          </table:table-cell>
          <table:table-cell table:formula="of:=4*3.14159/3*([.B206]^3-[.B205]^3)" office:value-type="float" office:value="3.07142941323917E+016" calcext:value-type="float">
            <text:p>3.071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6]+1000000/[.$B$2]" office:value-type="float" office:value="796875" calcext:value-type="float">
            <text:p>7.9688E+05</text:p>
          </table:table-cell>
          <table:table-cell table:formula="of:=4*3.14159/3*([.B207]^3-[.B206]^3)" office:value-type="float" office:value="3.10183935825029E+016" calcext:value-type="float">
            <text:p>3.101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7]+1000000/[.$B$2]" office:value-type="float" office:value="800781.25" calcext:value-type="float">
            <text:p>8.0078E+05</text:p>
          </table:table-cell>
          <table:table-cell table:formula="of:=4*3.14159/3*([.B208]^3-[.B207]^3)" office:value-type="float" office:value="3.13239910594621E+016" calcext:value-type="float">
            <text:p>3.132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8]+1000000/[.$B$2]" office:value-type="float" office:value="804687.5" calcext:value-type="float">
            <text:p>8.0469E+05</text:p>
          </table:table-cell>
          <table:table-cell table:formula="of:=4*3.14159/3*([.B209]^3-[.B208]^3)" office:value-type="float" office:value="3.16310865632694E+016" calcext:value-type="float">
            <text:p>3.163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09]+1000000/[.$B$2]" office:value-type="float" office:value="808593.75" calcext:value-type="float">
            <text:p>8.0859E+05</text:p>
          </table:table-cell>
          <table:table-cell table:formula="of:=4*3.14159/3*([.B210]^3-[.B209]^3)" office:value-type="float" office:value="3.19396800939241E+016" calcext:value-type="float">
            <text:p>3.194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0]+1000000/[.$B$2]" office:value-type="float" office:value="812500" calcext:value-type="float">
            <text:p>8.1250E+05</text:p>
          </table:table-cell>
          <table:table-cell table:formula="of:=4*3.14159/3*([.B211]^3-[.B210]^3)" office:value-type="float" office:value="3.2249771651427E+016" calcext:value-type="float">
            <text:p>3.225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1]+1000000/[.$B$2]" office:value-type="float" office:value="816406.25" calcext:value-type="float">
            <text:p>8.1641E+05</text:p>
          </table:table-cell>
          <table:table-cell table:formula="of:=4*3.14159/3*([.B212]^3-[.B211]^3)" office:value-type="float" office:value="3.25613612357776E+016" calcext:value-type="float">
            <text:p>3.256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2]+1000000/[.$B$2]" office:value-type="float" office:value="820312.5" calcext:value-type="float">
            <text:p>8.2031E+05</text:p>
          </table:table-cell>
          <table:table-cell table:formula="of:=4*3.14159/3*([.B213]^3-[.B212]^3)" office:value-type="float" office:value="3.2874448846976E+016" calcext:value-type="float">
            <text:p>3.287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3]+1000000/[.$B$2]" office:value-type="float" office:value="824218.75" calcext:value-type="float">
            <text:p>8.2422E+05</text:p>
          </table:table-cell>
          <table:table-cell table:formula="of:=4*3.14159/3*([.B214]^3-[.B213]^3)" office:value-type="float" office:value="3.31890344850222E+016" calcext:value-type="float">
            <text:p>3.318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4]+1000000/[.$B$2]" office:value-type="float" office:value="828125" calcext:value-type="float">
            <text:p>8.2813E+05</text:p>
          </table:table-cell>
          <table:table-cell table:formula="of:=4*3.14159/3*([.B215]^3-[.B214]^3)" office:value-type="float" office:value="3.35051181499162E+016" calcext:value-type="float">
            <text:p>3.350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5]+1000000/[.$B$2]" office:value-type="float" office:value="832031.25" calcext:value-type="float">
            <text:p>8.3203E+05</text:p>
          </table:table-cell>
          <table:table-cell table:formula="of:=4*3.14159/3*([.B216]^3-[.B215]^3)" office:value-type="float" office:value="3.38226998416582E+016" calcext:value-type="float">
            <text:p>3.382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6]+1000000/[.$B$2]" office:value-type="float" office:value="835937.5" calcext:value-type="float">
            <text:p>8.3594E+05</text:p>
          </table:table-cell>
          <table:table-cell table:formula="of:=4*3.14159/3*([.B217]^3-[.B216]^3)" office:value-type="float" office:value="3.41417795602484E+016" calcext:value-type="float">
            <text:p>3.414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7]+1000000/[.$B$2]" office:value-type="float" office:value="839843.75" calcext:value-type="float">
            <text:p>8.3984E+05</text:p>
          </table:table-cell>
          <table:table-cell table:formula="of:=4*3.14159/3*([.B218]^3-[.B217]^3)" office:value-type="float" office:value="3.44623573056854E+016" calcext:value-type="float">
            <text:p>3.446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8]+1000000/[.$B$2]" office:value-type="float" office:value="843750" calcext:value-type="float">
            <text:p>8.4375E+05</text:p>
          </table:table-cell>
          <table:table-cell table:formula="of:=4*3.14159/3*([.B219]^3-[.B218]^3)" office:value-type="float" office:value="3.47844330779714E+016" calcext:value-type="float">
            <text:p>3.478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19]+1000000/[.$B$2]" office:value-type="float" office:value="847656.25" calcext:value-type="float">
            <text:p>8.4766E+05</text:p>
          </table:table-cell>
          <table:table-cell table:formula="of:=4*3.14159/3*([.B220]^3-[.B219]^3)" office:value-type="float" office:value="3.51080068771042E+016" calcext:value-type="float">
            <text:p>3.510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0]+1000000/[.$B$2]" office:value-type="float" office:value="851562.5" calcext:value-type="float">
            <text:p>8.5156E+05</text:p>
          </table:table-cell>
          <table:table-cell table:formula="of:=4*3.14159/3*([.B221]^3-[.B220]^3)" office:value-type="float" office:value="3.54330787030855E+016" calcext:value-type="float">
            <text:p>3.543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1]+1000000/[.$B$2]" office:value-type="float" office:value="855468.75" calcext:value-type="float">
            <text:p>8.5547E+05</text:p>
          </table:table-cell>
          <table:table-cell table:formula="of:=4*3.14159/3*([.B222]^3-[.B221]^3)" office:value-type="float" office:value="3.57596485559148E+016" calcext:value-type="float">
            <text:p>3.5760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2]+1000000/[.$B$2]" office:value-type="float" office:value="859375" calcext:value-type="float">
            <text:p>8.5938E+05</text:p>
          </table:table-cell>
          <table:table-cell table:formula="of:=4*3.14159/3*([.B223]^3-[.B222]^3)" office:value-type="float" office:value="3.60877164355914E+016" calcext:value-type="float">
            <text:p>3.608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3]+1000000/[.$B$2]" office:value-type="float" office:value="863281.25" calcext:value-type="float">
            <text:p>8.6328E+05</text:p>
          </table:table-cell>
          <table:table-cell table:formula="of:=4*3.14159/3*([.B224]^3-[.B223]^3)" office:value-type="float" office:value="3.64172823421159E+016" calcext:value-type="float">
            <text:p>3.641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4]+1000000/[.$B$2]" office:value-type="float" office:value="867187.5" calcext:value-type="float">
            <text:p>8.6719E+05</text:p>
          </table:table-cell>
          <table:table-cell table:formula="of:=4*3.14159/3*([.B225]^3-[.B224]^3)" office:value-type="float" office:value="3.67483462754884E+016" calcext:value-type="float">
            <text:p>3.674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5]+1000000/[.$B$2]" office:value-type="float" office:value="871093.75" calcext:value-type="float">
            <text:p>8.7109E+05</text:p>
          </table:table-cell>
          <table:table-cell table:formula="of:=4*3.14159/3*([.B226]^3-[.B225]^3)" office:value-type="float" office:value="3.70809082357088E+016" calcext:value-type="float">
            <text:p>3.708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6]+1000000/[.$B$2]" office:value-type="float" office:value="875000" calcext:value-type="float">
            <text:p>8.7500E+05</text:p>
          </table:table-cell>
          <table:table-cell table:formula="of:=4*3.14159/3*([.B227]^3-[.B226]^3)" office:value-type="float" office:value="3.74149682227771E+016" calcext:value-type="float">
            <text:p>3.741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7]+1000000/[.$B$2]" office:value-type="float" office:value="878906.25" calcext:value-type="float">
            <text:p>8.7891E+05</text:p>
          </table:table-cell>
          <table:table-cell table:formula="of:=4*3.14159/3*([.B228]^3-[.B227]^3)" office:value-type="float" office:value="3.77505262366928E+016" calcext:value-type="float">
            <text:p>3.775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8]+1000000/[.$B$2]" office:value-type="float" office:value="882812.5" calcext:value-type="float">
            <text:p>8.8281E+05</text:p>
          </table:table-cell>
          <table:table-cell table:formula="of:=4*3.14159/3*([.B229]^3-[.B228]^3)" office:value-type="float" office:value="3.8087582277457E+016" calcext:value-type="float">
            <text:p>3.808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29]+1000000/[.$B$2]" office:value-type="float" office:value="886718.75" calcext:value-type="float">
            <text:p>8.8672E+05</text:p>
          </table:table-cell>
          <table:table-cell table:formula="of:=4*3.14159/3*([.B230]^3-[.B229]^3)" office:value-type="float" office:value="3.8426136345069E+016" calcext:value-type="float">
            <text:p>3.842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0]+1000000/[.$B$2]" office:value-type="float" office:value="890625" calcext:value-type="float">
            <text:p>8.9063E+05</text:p>
          </table:table-cell>
          <table:table-cell table:formula="of:=4*3.14159/3*([.B231]^3-[.B230]^3)" office:value-type="float" office:value="3.87661884395279E+016" calcext:value-type="float">
            <text:p>3.876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1]+1000000/[.$B$2]" office:value-type="float" office:value="894531.25" calcext:value-type="float">
            <text:p>8.9453E+05</text:p>
          </table:table-cell>
          <table:table-cell table:formula="of:=4*3.14159/3*([.B232]^3-[.B231]^3)" office:value-type="float" office:value="3.91077385608353E+016" calcext:value-type="float">
            <text:p>3.910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2]+1000000/[.$B$2]" office:value-type="float" office:value="898437.5" calcext:value-type="float">
            <text:p>8.9844E+05</text:p>
          </table:table-cell>
          <table:table-cell table:formula="of:=4*3.14159/3*([.B233]^3-[.B232]^3)" office:value-type="float" office:value="3.94507867089912E+016" calcext:value-type="float">
            <text:p>3.945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3]+1000000/[.$B$2]" office:value-type="float" office:value="902343.75" calcext:value-type="float">
            <text:p>9.0234E+05</text:p>
          </table:table-cell>
          <table:table-cell table:formula="of:=4*3.14159/3*([.B234]^3-[.B233]^3)" office:value-type="float" office:value="3.97953328839933E+016" calcext:value-type="float">
            <text:p>3.9795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4]+1000000/[.$B$2]" office:value-type="float" office:value="906250" calcext:value-type="float">
            <text:p>9.0625E+05</text:p>
          </table:table-cell>
          <table:table-cell table:formula="of:=4*3.14159/3*([.B235]^3-[.B234]^3)" office:value-type="float" office:value="4.0141377085845E+016" calcext:value-type="float">
            <text:p>4.014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5]+1000000/[.$B$2]" office:value-type="float" office:value="910156.25" calcext:value-type="float">
            <text:p>9.1016E+05</text:p>
          </table:table-cell>
          <table:table-cell table:formula="of:=4*3.14159/3*([.B236]^3-[.B235]^3)" office:value-type="float" office:value="4.04889193145435E+016" calcext:value-type="float">
            <text:p>4.048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6]+1000000/[.$B$2]" office:value-type="float" office:value="914062.5" calcext:value-type="float">
            <text:p>9.1406E+05</text:p>
          </table:table-cell>
          <table:table-cell table:formula="of:=4*3.14159/3*([.B237]^3-[.B236]^3)" office:value-type="float" office:value="4.083795957009E+016" calcext:value-type="float">
            <text:p>4.083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7]+1000000/[.$B$2]" office:value-type="float" office:value="917968.75" calcext:value-type="float">
            <text:p>9.1797E+05</text:p>
          </table:table-cell>
          <table:table-cell table:formula="of:=4*3.14159/3*([.B238]^3-[.B237]^3)" office:value-type="float" office:value="4.11884978524844E+016" calcext:value-type="float">
            <text:p>4.1188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8]+1000000/[.$B$2]" office:value-type="float" office:value="921875" calcext:value-type="float">
            <text:p>9.2188E+05</text:p>
          </table:table-cell>
          <table:table-cell table:formula="of:=4*3.14159/3*([.B239]^3-[.B238]^3)" office:value-type="float" office:value="4.15405341617266E+016" calcext:value-type="float">
            <text:p>4.154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39]+1000000/[.$B$2]" office:value-type="float" office:value="925781.25" calcext:value-type="float">
            <text:p>9.2578E+05</text:p>
          </table:table-cell>
          <table:table-cell table:formula="of:=4*3.14159/3*([.B240]^3-[.B239]^3)" office:value-type="float" office:value="4.18940684978163E+016" calcext:value-type="float">
            <text:p>4.189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0]+1000000/[.$B$2]" office:value-type="float" office:value="929687.5" calcext:value-type="float">
            <text:p>9.2969E+05</text:p>
          </table:table-cell>
          <table:table-cell table:formula="of:=4*3.14159/3*([.B241]^3-[.B240]^3)" office:value-type="float" office:value="4.2249100860755E+016" calcext:value-type="float">
            <text:p>4.2249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1]+1000000/[.$B$2]" office:value-type="float" office:value="933593.75" calcext:value-type="float">
            <text:p>9.3359E+05</text:p>
          </table:table-cell>
          <table:table-cell table:formula="of:=4*3.14159/3*([.B242]^3-[.B241]^3)" office:value-type="float" office:value="4.260563125054E+016" calcext:value-type="float">
            <text:p>4.260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2]+1000000/[.$B$2]" office:value-type="float" office:value="937500" calcext:value-type="float">
            <text:p>9.3750E+05</text:p>
          </table:table-cell>
          <table:table-cell table:formula="of:=4*3.14159/3*([.B243]^3-[.B242]^3)" office:value-type="float" office:value="4.29636596671745E+016" calcext:value-type="float">
            <text:p>4.296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3]+1000000/[.$B$2]" office:value-type="float" office:value="941406.25" calcext:value-type="float">
            <text:p>9.4141E+05</text:p>
          </table:table-cell>
          <table:table-cell table:formula="of:=4*3.14159/3*([.B244]^3-[.B243]^3)" office:value-type="float" office:value="4.33231861106553E+016" calcext:value-type="float">
            <text:p>4.332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4]+1000000/[.$B$2]" office:value-type="float" office:value="945312.5" calcext:value-type="float">
            <text:p>9.4531E+05</text:p>
          </table:table-cell>
          <table:table-cell table:formula="of:=4*3.14159/3*([.B245]^3-[.B244]^3)" office:value-type="float" office:value="4.36842105809846E+016" calcext:value-type="float">
            <text:p>4.368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5]+1000000/[.$B$2]" office:value-type="float" office:value="949218.75" calcext:value-type="float">
            <text:p>9.4922E+05</text:p>
          </table:table-cell>
          <table:table-cell table:formula="of:=4*3.14159/3*([.B246]^3-[.B245]^3)" office:value-type="float" office:value="4.40467330781618E+016" calcext:value-type="float">
            <text:p>4.404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6]+1000000/[.$B$2]" office:value-type="float" office:value="953125" calcext:value-type="float">
            <text:p>9.5313E+05</text:p>
          </table:table-cell>
          <table:table-cell table:formula="of:=4*3.14159/3*([.B247]^3-[.B246]^3)" office:value-type="float" office:value="4.4410753602187E+016" calcext:value-type="float">
            <text:p>4.441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7]+1000000/[.$B$2]" office:value-type="float" office:value="957031.25" calcext:value-type="float">
            <text:p>9.5703E+05</text:p>
          </table:table-cell>
          <table:table-cell table:formula="of:=4*3.14159/3*([.B248]^3-[.B247]^3)" office:value-type="float" office:value="4.47762721530595E+016" calcext:value-type="float">
            <text:p>4.477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8]+1000000/[.$B$2]" office:value-type="float" office:value="960937.5" calcext:value-type="float">
            <text:p>9.6094E+05</text:p>
          </table:table-cell>
          <table:table-cell table:formula="of:=4*3.14159/3*([.B249]^3-[.B248]^3)" office:value-type="float" office:value="4.51432887307805E+016" calcext:value-type="float">
            <text:p>4.514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49]+1000000/[.$B$2]" office:value-type="float" office:value="964843.75" calcext:value-type="float">
            <text:p>9.6484E+05</text:p>
          </table:table-cell>
          <table:table-cell table:formula="of:=4*3.14159/3*([.B250]^3-[.B249]^3)" office:value-type="float" office:value="4.55118033353488E+016" calcext:value-type="float">
            <text:p>4.551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0]+1000000/[.$B$2]" office:value-type="float" office:value="968750" calcext:value-type="float">
            <text:p>9.6875E+05</text:p>
          </table:table-cell>
          <table:table-cell table:formula="of:=4*3.14159/3*([.B251]^3-[.B250]^3)" office:value-type="float" office:value="4.58818159667646E+016" calcext:value-type="float">
            <text:p>4.5882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1]+1000000/[.$B$2]" office:value-type="float" office:value="972656.25" calcext:value-type="float">
            <text:p>9.7266E+05</text:p>
          </table:table-cell>
          <table:table-cell table:formula="of:=4*3.14159/3*([.B252]^3-[.B251]^3)" office:value-type="float" office:value="4.62533266250293E+016" calcext:value-type="float">
            <text:p>4.625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2]+1000000/[.$B$2]" office:value-type="float" office:value="976562.5" calcext:value-type="float">
            <text:p>9.7656E+05</text:p>
          </table:table-cell>
          <table:table-cell table:formula="of:=4*3.14159/3*([.B253]^3-[.B252]^3)" office:value-type="float" office:value="4.66263353101415E+016" calcext:value-type="float">
            <text:p>4.662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3]+1000000/[.$B$2]" office:value-type="float" office:value="980468.75" calcext:value-type="float">
            <text:p>9.8047E+05</text:p>
          </table:table-cell>
          <table:table-cell table:formula="of:=4*3.14159/3*([.B254]^3-[.B253]^3)" office:value-type="float" office:value="4.7000842022101E+016" calcext:value-type="float">
            <text:p>4.7001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4]+1000000/[.$B$2]" office:value-type="float" office:value="984375" calcext:value-type="float">
            <text:p>9.8438E+05</text:p>
          </table:table-cell>
          <table:table-cell table:formula="of:=4*3.14159/3*([.B255]^3-[.B254]^3)" office:value-type="float" office:value="4.73768467609089E+016" calcext:value-type="float">
            <text:p>4.7377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5]+1000000/[.$B$2]" office:value-type="float" office:value="988281.25" calcext:value-type="float">
            <text:p>9.8828E+05</text:p>
          </table:table-cell>
          <table:table-cell table:formula="of:=4*3.14159/3*([.B256]^3-[.B255]^3)" office:value-type="float" office:value="4.77543495265643E+016" calcext:value-type="float">
            <text:p>4.775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6]+1000000/[.$B$2]" office:value-type="float" office:value="992187.5" calcext:value-type="float">
            <text:p>9.9219E+05</text:p>
          </table:table-cell>
          <table:table-cell table:formula="of:=4*3.14159/3*([.B257]^3-[.B256]^3)" office:value-type="float" office:value="4.81333503190676E+016" calcext:value-type="float">
            <text:p>4.8133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7]+1000000/[.$B$2]" office:value-type="float" office:value="996093.75" calcext:value-type="float">
            <text:p>9.9609E+05</text:p>
          </table:table-cell>
          <table:table-cell table:formula="of:=4*3.14159/3*([.B258]^3-[.B257]^3)" office:value-type="float" office:value="4.85138491384188E+016" calcext:value-type="float">
            <text:p>4.8514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  <table:table-row table:style-name="ro1">
          <table:table-cell/>
          <table:table-cell table:formula="of:=[.B258]+1000000/[.$B$2]" office:value-type="float" office:value="1000000" calcext:value-type="float">
            <text:p>1.0000E+06</text:p>
          </table:table-cell>
          <table:table-cell table:formula="of:=4*3.14159/3*([.B259]^3-[.B258]^3)" office:value-type="float" office:value="4.88958459846179E+016" calcext:value-type="float">
            <text:p>4.8896E+16</text:p>
          </table:table-cell>
          <table:table-cell office:value-type="float" office:value="1000" calcext:value-type="float">
            <text:p>1.0000E+03</text:p>
          </table:table-cell>
          <table:table-cell office:value-type="float" office:value="1" calcext:value-type="float">
            <text:p>1.0000E+00</text:p>
          </table:table-cell>
          <table:table-cell table:number-columns-repeated="31" office:value-type="float" office:value="0" calcext:value-type="float">
            <text:p>0.0000E+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4:17:34.896437251</meta:creation-date>
    <dc:date>2018-01-04T16:51:30.243167423</dc:date>
    <meta:editing-duration>PT7H23M11S</meta:editing-duration>
    <meta:editing-cycles>7</meta:editing-cycles>
    <meta:generator>LibreOffice/5.1.6.2$Linux_X86_64 LibreOffice_project/10m0$Build-2</meta:generator>
    <meta:document-statistic meta:table-count="1" meta:cell-count="9004" meta:object-count="0"/>
  </office:meta>
</office:document-meta>
</file>